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73199"/>
    </style:style>
    <style:style style:name="P2" style:family="paragraph" style:parent-style-name="Standard">
      <style:paragraph-properties fo:text-align="start" style:justify-single-word="false"/>
      <style:text-properties officeooo:rsid="0007f0c8" officeooo:paragraph-rsid="0007f0c8"/>
    </style:style>
    <style:style style:name="P3" style:family="paragraph" style:parent-style-name="Standard">
      <style:paragraph-properties fo:text-align="start" style:justify-single-word="false"/>
      <style:text-properties officeooo:rsid="00073199" officeooo:paragraph-rsid="00073199"/>
    </style:style>
    <style:style style:name="P4" style:family="paragraph" style:parent-style-name="Standard">
      <style:paragraph-properties fo:text-align="start" style:justify-single-word="false"/>
      <style:text-properties officeooo:rsid="0009d1aa" officeooo:paragraph-rsid="0009d1aa"/>
    </style:style>
    <style:style style:name="P5" style:family="paragraph" style:parent-style-name="Text_20_body">
      <style:text-properties officeooo:rsid="0007dbf7" officeooo:paragraph-rsid="0007dbf7"/>
    </style:style>
    <style:style style:name="P6" style:family="paragraph" style:parent-style-name="Text_20_body">
      <style:text-properties officeooo:rsid="0009d1aa" officeooo:paragraph-rsid="0009d1aa"/>
    </style:style>
    <style:style style:name="P7" style:family="paragraph" style:parent-style-name="Text_20_body">
      <style:text-properties officeooo:rsid="000bfdba" officeooo:paragraph-rsid="000bfdba"/>
    </style:style>
    <style:style style:name="P8" style:family="paragraph" style:parent-style-name="Heading_20_1">
      <style:paragraph-properties fo:text-align="center" style:justify-single-word="false"/>
      <style:text-properties officeooo:rsid="00073199"/>
    </style:style>
    <style:style style:name="P9" style:family="paragraph" style:parent-style-name="Heading_20_2">
      <style:paragraph-properties fo:text-align="center" style:justify-single-word="false"/>
      <style:text-properties officeooo:rsid="000bfdba" officeooo:paragraph-rsid="000bfdba"/>
    </style:style>
    <style:style style:name="P10" style:family="paragraph" style:parent-style-name="Heading_20_3">
      <style:text-properties officeooo:rsid="00073199"/>
    </style:style>
    <style:style style:name="P11" style:family="paragraph" style:parent-style-name="Heading_20_3">
      <style:text-properties officeooo:rsid="00073199" officeooo:paragraph-rsid="00073199"/>
    </style:style>
    <style:style style:name="P12" style:family="paragraph" style:parent-style-name="Heading_20_3">
      <style:text-properties officeooo:rsid="0007dbf7"/>
    </style:style>
    <style:style style:name="T1" style:family="text">
      <style:text-properties officeooo:rsid="00073199"/>
    </style:style>
    <style:style style:name="T2" style:family="text">
      <style:text-properties fo:font-weight="bold" officeooo:rsid="00073199" style:font-weight-asian="bold" style:font-weight-complex="bold"/>
    </style:style>
    <style:style style:name="T3" style:family="text">
      <style:text-properties officeooo:rsid="000bfd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istribuované Systémy</text:h>
      <text:h text:style-name="P9" text:outline-level="2">Transakce</text:h>
      <text:p text:style-name="P1"><text:span text:style-name="T2">Autor:</text:span><text:span text:style-name="T1"> Jakub Balhar, A12N0180P</text:span></text:p>
      <text:h text:style-name="P10" text:outline-level="3">Zadání</text:h>
      <text:p text:style-name="P7">Vytvořit dvě aplikace databázového klienta a databázový server. Server udržuje informaci o tabulce se 100 údaji. Klient pak obdrží seznam operací k provedení. V rámci těchto operací je význačný začátek transakce a konec transakce. BEGIN jakožto začátek transakce znamená, že si klient od serveru vyžádá data. Poté co je dostane provede nad nimi úpravy a pokusí se je COMMITNOUT na server pokud se mu to povede obdrží OK jinak ABORT. V případě ABORT se pokusí znovu commitnout transakci.</text:p>
      <text:h text:style-name="P11" text:outline-level="3">Řešení</text:h>
      <text:p text:style-name="P6">Řešení je implementované v Javě, pro komunikaci je použita knihovna kryonet, která serializuje a efektivně po síti posílá celé objekty. Pro účely přehlednosti pak byl použit logický čas konkrétně Lamportovy hodiny. </text:p>
      <text:p text:style-name="P7">Pro účely rozhodnutí serveru zda může danou operaci commitnout byl zvolen optimistický algoritmus ohledně časových značek. Každá transakce dostane při oznámení na server svou časovou značku. Server pošle klientovi odpovídající řádky, klient nad nimi provede operaci a nastaví u nich korektně WTS. Následně pošle výsledek operace zpět na server. </text:p>
      <text:p text:style-name="P7">Server při obdržení informace COMMIT a výsledku operace provede kontrolu jestli už dané řádky nemají aktuálnější hodnoty, v případě, že mají pak vrátí ABORT, v případě, že nemají zapíše aktuální hodnotu s aktuálním WTS. </text:p>
      <text:p text:style-name="P7">Klient v případě, že při pokusu o commit obdrží abort, stornuje aktuální operaci a pokusí se o ní znovu. </text:p>
      <text:h text:style-name="P12" text:outline-level="3">Spuštění</text:h>
      <text:p text:style-name="P5">Překlad aplikace proběhne pomocí příkazu make. V adresáři se zdrojovými kódy je Makefile definující jak zkompilovat aplikaci. </text:p>
      <text:p text:style-name="P4">V adresáři dist je pak shell script run.sh, který spustí celou úlohu s defaultním zadáním pro které pak pro vygenerování logu <text:span text:style-name="T3">je </text:span>potřeba použít runLog.sh taktéž v adresáři dist.</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lhar </meta:initial-creator>
    <meta:creation-date>2013-10-21T09:52:27</meta:creation-date>
    <dc:date>2013-12-16T15:11:36.589220110</dc:date>
    <dc:creator>balhar </dc:creator>
    <meta:editing-duration>PT29M39S</meta:editing-duration>
    <meta:editing-cycles>5</meta:editing-cycles>
    <meta:generator>LibreOffice/4.1.3.2$Linux_X86_64 LibreOffice_project/410m0$Build-2</meta:generator>
    <meta:document-statistic meta:table-count="0" meta:image-count="0" meta:object-count="0" meta:page-count="1" meta:paragraph-count="13" meta:word-count="267" meta:character-count="1754" meta:non-whitespace-character-count="1495"/>
  </office:meta>
</office:document-meta>
</file>